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40900002A080000227321F2674B.svm"/>
  <manifest:file-entry manifest:media-type="" manifest:full-path="Pictures/2000007F000016BD000011EA5F920188.svm"/>
  <manifest:file-entry manifest:media-type="" manifest:full-path="Pictures/2000016F00001C4000000845D54F22DC.svm"/>
  <manifest:file-entry manifest:media-type="" manifest:full-path="Pictures/2000095500002EDA000011EA4A6FCE22.svm"/>
  <manifest:file-entry manifest:media-type="" manifest:full-path="Pictures/200009D90000303B000011EA02FCF40F.svm"/>
  <manifest:file-entry manifest:media-type="" manifest:full-path="Pictures/2000004300000DC800000DC85BA464D7.svm"/>
  <manifest:file-entry manifest:media-type="" manifest:full-path="Pictures/2000096D0000303B000011EADDC08477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0d5285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52f8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69d0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71cc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79b9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9265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109562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text-position="0% 100%" fo:font-size="12pt" fo:font-style="normal" style:text-underline-style="none" fo:font-weight="normal" officeooo:rsid="00d5285e" officeooo:paragraph-rsid="01052f8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officeooo:paragraph-rsid="010b1ecd"/>
    </style:style>
    <style:style style:name="P12" style:family="paragraph" style:parent-style-name="Standard">
      <style:text-properties officeooo:paragraph-rsid="010cfd61"/>
    </style:style>
    <style:style style:name="P13" style:family="paragraph" style:parent-style-name="Standard">
      <style:text-properties officeooo:paragraph-rsid="010d5e19"/>
    </style:style>
    <style:style style:name="P14" style:family="paragraph" style:parent-style-name="Standard">
      <style:text-properties officeooo:paragraph-rsid="010ddce0"/>
    </style:style>
    <style:style style:name="P15" style:family="paragraph" style:parent-style-name="Standard">
      <style:text-properties officeooo:paragraph-rsid="010fb14f"/>
    </style:style>
    <style:style style:name="P16" style:family="paragraph" style:parent-style-name="Standard">
      <style:text-properties officeooo:paragraph-rsid="01115e0f"/>
    </style:style>
    <style:style style:name="P17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f0601b" officeooo:paragraph-rsid="01069d0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f0601b" officeooo:paragraph-rsid="0109265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f0601b" officeooo:paragraph-rsid="0109562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break-before="page"/>
      <style:text-properties officeooo:paragraph-rsid="010cfd61"/>
    </style:style>
    <style:style style:name="P21" style:family="paragraph" style:parent-style-name="Standard">
      <style:paragraph-properties fo:break-before="page"/>
      <style:text-properties officeooo:paragraph-rsid="010fb14f"/>
    </style:style>
    <style:style style:name="P22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3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1069d08"/>
    </style:style>
    <style:style style:name="T3" style:family="text">
      <style:text-properties style:text-position="sub 58%" officeooo:rsid="01079b95"/>
    </style:style>
    <style:style style:name="T4" style:family="text">
      <style:text-properties style:text-position="sub 58%" officeooo:rsid="0109265b"/>
    </style:style>
    <style:style style:name="T5" style:family="text">
      <style:text-properties style:text-position="sub 58%" officeooo:rsid="0109562c"/>
    </style:style>
    <style:style style:name="T6" style:family="text">
      <style:text-properties style:text-position="sub 58%" fo:font-size="12pt" officeooo:rsid="010b1ecd" style:font-size-asian="12pt" style:font-size-complex="12pt"/>
    </style:style>
    <style:style style:name="T7" style:family="text">
      <style:text-properties style:text-position="sub 58%" fo:font-size="12pt" officeooo:rsid="010d5e19" style:font-size-asian="12pt" style:font-size-complex="12pt"/>
    </style:style>
    <style:style style:name="T8" style:family="text">
      <style:text-properties style:text-position="sub 58%" fo:font-size="10pt" officeooo:rsid="010cfd61" style:font-size-asian="10pt" style:font-size-complex="10pt"/>
    </style:style>
    <style:style style:name="T9" style:family="text">
      <style:text-properties fo:color="#999999" officeooo:rsid="0109265b"/>
    </style:style>
    <style:style style:name="T10" style:family="text">
      <style:text-properties style:text-position="super 58%" officeooo:rsid="01052f83"/>
    </style:style>
    <style:style style:name="T11" style:family="text">
      <style:text-properties style:text-position="super 58%" officeooo:rsid="01069d08"/>
    </style:style>
    <style:style style:name="T12" style:family="text">
      <style:text-properties style:text-position="super 58%" officeooo:rsid="01079b95"/>
    </style:style>
    <style:style style:name="T13" style:family="text">
      <style:text-properties style:text-position="super 58%" officeooo:rsid="0109265b"/>
    </style:style>
    <style:style style:name="T14" style:family="text">
      <style:text-properties officeooo:rsid="00e3d139"/>
    </style:style>
    <style:style style:name="T15" style:family="text">
      <style:text-properties officeooo:rsid="01052f83"/>
    </style:style>
    <style:style style:name="T16" style:family="text">
      <style:text-properties style:text-position="0% 100%" fo:font-size="12pt" officeooo:rsid="010b1ecd" style:font-size-asian="12pt" style:font-size-complex="12pt"/>
    </style:style>
    <style:style style:name="T17" style:family="text">
      <style:text-properties style:text-position="0% 100%" fo:font-size="12pt" officeooo:rsid="010cfd61" style:font-size-asian="12pt" style:font-size-complex="12pt"/>
    </style:style>
    <style:style style:name="T18" style:family="text">
      <style:text-properties style:text-position="0% 100%" fo:font-size="12pt" officeooo:rsid="010d5e19" style:font-size-asian="12pt" style:font-size-complex="12pt"/>
    </style:style>
    <style:style style:name="T19" style:family="text">
      <style:text-properties style:text-position="0% 100%" fo:font-size="12pt" officeooo:rsid="010ddce0" style:font-size-asian="12pt" style:font-size-complex="12pt"/>
    </style:style>
    <style:style style:name="T20" style:family="text">
      <style:text-properties style:text-position="0% 100%" fo:font-size="12pt" officeooo:rsid="010fb14f" style:font-size-asian="12pt" style:font-size-complex="12pt"/>
    </style:style>
    <style:style style:name="T21" style:family="text">
      <style:text-properties style:text-position="0% 100%" fo:font-size="12pt" officeooo:rsid="01115e0f" style:font-size-asian="12pt" style:font-size-complex="12pt"/>
    </style:style>
    <style:style style:name="T22" style:family="text">
      <style:text-properties style:text-position="0% 100%" fo:font-size="10pt" officeooo:rsid="010cfd61" style:font-size-asian="10pt" style:font-size-complex="10pt"/>
    </style:style>
    <style:style style:name="T23" style:family="text">
      <style:text-properties officeooo:rsid="01069d08"/>
    </style:style>
    <style:style style:name="T24" style:family="text">
      <style:text-properties officeooo:rsid="01071cc1"/>
    </style:style>
    <style:style style:name="T25" style:family="text">
      <style:text-properties fo:font-size="8pt" officeooo:rsid="01071cc1" style:font-size-asian="8pt" style:font-size-complex="8pt"/>
    </style:style>
    <style:style style:name="T26" style:family="text">
      <style:text-properties officeooo:rsid="01079b95"/>
    </style:style>
    <style:style style:name="T27" style:family="text">
      <style:text-properties officeooo:rsid="0109265b"/>
    </style:style>
    <style:style style:name="T28" style:family="text">
      <style:text-properties style:use-window-font-color="true" style:text-position="0% 100%" fo:font-size="12pt" fo:font-style="normal" style:text-underline-style="none" fo:font-weight="normal" officeooo:rsid="00f0601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109562c"/>
    </style:style>
    <style:style style:name="T30" style:family="text">
      <style:text-properties officeooo:rsid="010b1ec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10b1ecd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19cm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9cm" draw:fill="none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20<text:span text:style-name="T1">11</text:span>-(<text:span text:style-name="T1">05</text:span>)<text:span text:style-name="T1">maj</text:span>-<text:span text:style-name="T14">17</text:span>: dag <text:span text:style-name="T14">30</text:span></text:h>
      <text:p text:style-name="P2"/>
      <text:p text:style-name="P10"><text:span text:style-name="T15">Övning 10; graffärgning och matchningen.</text:span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>Men först från förra KS:en:</text:span></text:p>
      <text:p text:style-name="P10"><text:span text:style-name="T15"/></text:p>
      <text:p text:style-name="P10"><text:span text:style-name="T15"><text:tab/></text:span><text:span text:style-name="T15"><draw:frame draw:style-name="fr5" draw:name="Object1" text:anchor-type="as-char" svg:width="4.994cm" svg:height="0.60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4"><text:span text:style-name="T15"><text:tab/>1)<text:tab/>Använd Fermats lilla sats:</text:span></text:p>
      <text:p text:style-name="P4"><text:span text:style-name="T15"/></text:p>
      <text:p text:style-name="P4"><text:span text:style-name="T15"><text:tab/><text:tab/>2</text:span><text:span text:style-name="T10">12</text:span><text:span text:style-name="T15"> ≡ 1 (mod 13)<text:tab/><text:tab/>Ty:<text:tab/>13 är ett primtal</text:span></text:p>
      <text:p text:style-name="P4"><text:span text:style-name="T15"><text:tab/><text:tab/><text:tab/><text:tab/><text:tab/><text:tab/><text:tab/>12 <text:s/>13 − 1, 13 ∤ 2</text:span></text:p>
      <text:p text:style-name="P4"><text:span text:style-name="T15"/></text:p>
      <text:p text:style-name="P4"><text:span text:style-name="T15"><text:tab/><text:tab/>5</text:span><text:span text:style-name="T10">2011</text:span><text:span text:style-name="T15"> (mod 12)?</text:span></text:p>
      <text:p text:style-name="P4"><text:span text:style-name="T15"/></text:p>
      <text:p text:style-name="P4"><text:span text:style-name="T15"><text:tab/><text:tab/>5</text:span><text:span text:style-name="T10">2</text:span><text:span text:style-name="T15"> = 25 ≡ 1 (mod 12)</text:span></text:p>
      <text:p text:style-name="P4"><text:span text:style-name="T15"/></text:p>
      <text:p text:style-name="P4"><text:span text:style-name="T15"><text:tab/><text:tab/>Så:</text:span></text:p>
      <text:p text:style-name="P4"><text:span text:style-name="T15"><text:tab/><text:tab/><text:tab/>5</text:span><text:span text:style-name="T10">2011</text:span><text:span text:style-name="T15"> = 5</text:span><text:span text:style-name="T10">2⋅1005 + 1</text:span><text:span text:style-name="T15"> = (5</text:span><text:span text:style-name="T10">2</text:span><text:span text:style-name="T15">)</text:span><text:span text:style-name="T10">1005</text:span><text:span text:style-name="T15">⋅5 ≡ 1</text:span><text:span text:style-name="T10">1005</text:span><text:span text:style-name="T15">⋅5 = 5<text:tab/>(mod 12)</text:span></text:p>
      <text:p text:style-name="P4"><text:span text:style-name="T15"/></text:p>
      <text:p text:style-name="P4"><text:span text:style-name="T15"><text:tab/><text:tab/>Så:</text:span></text:p>
      <text:p text:style-name="P4"><text:span text:style-name="T15"><text:tab/><text:tab/><text:tab/>5</text:span><text:span text:style-name="T10">2011</text:span><text:span text:style-name="T15"> = k⋅12 + 5 <text:s/>och <text:s/></text:span><text:span text:style-name="T15"><draw:frame draw:style-name="fr6" draw:name="Object2" text:anchor-type="as-char" svg:y="-0.527cm" svg:width="8.163cm" svg:height="1.08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"><text:span text:style-name="T15"/></text:p>
      <text:p text:style-name="P4"><text:span text:style-name="T15"/></text:p>
      <text:p text:style-name="P4"><text:span text:style-name="T15"><text:tab/>2)<text:tab/>2</text:span><text:span text:style-name="T10">5</text:span><text:span text:style-name="T15"> ≡ 6 <text:s/>(mod 13)</text:span></text:p>
      <text:p text:style-name="P4"><text:span text:style-name="T15"/></text:p>
      <text:p text:style-name="P4"><text:span text:style-name="T15"><text:tab/><text:tab/>6</text:span><text:span text:style-name="T10">5</text:span><text:span text:style-name="T15"> = 36⋅36⋅6 ≡ (−3)</text:span><text:span text:style-name="T10">2</text:span><text:span text:style-name="T15">⋅6 = 54 ≡ 2 <text:s/>(mod 13)</text:span></text:p>
      <text:p text:style-name="P4"><text:span text:style-name="T15"/></text:p>
      <text:p text:style-name="P4"><text:span text:style-name="T15"><text:tab/><text:tab/></text:span><text:span text:style-name="T15"><draw:frame draw:style-name="fr6" draw:name="Object3" text:anchor-type="as-char" svg:y="-0.527cm" svg:width="10.065cm" svg:height="2.07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"><text:span text:style-name="T15"/></text:p>
      <text:p text:style-name="P17"><text:span text:style-name="T23">Övningsuppgifter</text:span></text:p>
      <text:p text:style-name="P5"><text:span text:style-name="T23"/></text:p>
      <text:p text:style-name="P5"><text:span text:style-name="T23"/></text:p>
      <text:p text:style-name="P5"><text:span text:style-name="T23">1)<text:tab/>Kromatiska polynomet </text:span><text:span text:style-name="T23"><draw:frame draw:style-name="fr6" draw:name="Object4" text:anchor-type="as-char" svg:y="-0.416cm" svg:width="0.669cm" svg:height="0.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(λ) för C</text:span><text:span text:style-name="T2">5</text:span><text:span text:style-name="T23">?</text:span></text:p>
      <text:p text:style-name="P5"><draw:frame draw:style-name="fr1" draw:name="graphics1" text:anchor-type="paragraph" svg:x="13.831cm" svg:y="0.309cm" svg:width="3.528cm" svg:height="3.528cm" draw:z-index="4"><draw:image xlink:href="Pictures/2000004300000DC800000DC85BA464D7.svm" xlink:type="simple" xlink:show="embed" xlink:actuate="onLoad"/></draw:frame><text:span text:style-name="T23"/></text:p>
      <text:p text:style-name="P5"><text:span text:style-name="T23"><text:tab/>Med “kombinatoriskt resonemang”:</text:span></text:p>
      <text:p text:style-name="P5"><text:span text:style-name="T23"/></text:p>
      <text:p text:style-name="P6"><text:span text:style-name="T24"><text:tab/><text:tab/><text:tab/></text:span><text:span text:style-name="T25">hörn 1<text:tab/><text:tab/>5 som:</text:span></text:p>
      <text:p text:style-name="P5"><draw:line text:anchor-type="paragraph" draw:z-index="7" draw:style-name="gr1" draw:text-style-name="P23" svg:x1="4.256cm" svg:y1="0.049cm" svg:x2="4.415cm" svg:y2="1.266cm"><text:p/></draw:line><draw:line text:anchor-type="paragraph" draw:z-index="8" draw:style-name="gr1" draw:text-style-name="P23" svg:x1="6.495cm" svg:y1="0.023cm" svg:x2="6.495cm" svg:y2="1.267cm"><text:p/></draw:line><text:span text:style-name="T23"/></text:p>
      <text:p text:style-name="P5"><text:span text:style-name="T23"/></text:p>
      <text:p text:style-name="P5"><text:span text:style-name="T23"><text:tab/><text:tab/></text:span><text:span text:style-name="T23"><draw:frame draw:style-name="fr6" draw:name="Object5" text:anchor-type="as-char" svg:y="-0.416cm" svg:width="8.206cm" svg:height="0.98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5"><draw:line text:anchor-type="paragraph" draw:z-index="9" draw:style-name="gr1" draw:text-style-name="P23" svg:x1="5.076cm" svg:y1="1.887cm" svg:x2="5.076cm" svg:y2="0.538cm"><text:p/></draw:line><draw:line text:anchor-type="paragraph" draw:z-index="10" draw:style-name="gr1" draw:text-style-name="P23" svg:x1="6.32cm" svg:y1="1.887cm" svg:x2="5.87cm" svg:y2="0.513cm"><text:p/></draw:line><text:span text:style-name="T23"><text:tab/><text:tab/></text:span><text:span text:style-name="T23"><draw:frame draw:style-name="fr6" draw:name="Object6" text:anchor-type="as-char" svg:y="-0.416cm" svg:width="9.668cm" svg:height="0.78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 =</text:span></text:p>
      <text:p text:style-name="P5"><draw:line text:anchor-type="paragraph" draw:z-index="11" draw:style-name="gr1" draw:text-style-name="P23" svg:x1="8.871cm" svg:y1="1.099cm" svg:x2="8.421cm" svg:y2="-0.275cm"><text:p/></draw:line><text:span text:style-name="T23"/></text:p>
      <text:p text:style-name="P5"><text:span text:style-name="T23"/></text:p>
      <text:p text:style-name="P6"><text:span text:style-name="T24"><text:tab/><text:tab/><text:tab/></text:span><text:span text:style-name="T25">5 inte som 2, 1<text:tab/>3 som:<text:tab/><text:tab/>3 inte som:</text:span></text:p>
      <text:p text:style-name="P5"><text:span text:style-name="T23"/></text:p>
      <text:p text:style-name="P5"><text:span text:style-name="T23"><text:tab/><text:tab/>= λ(λ − 1)(λ − 2)[λ − 1 + λ − 1 + (λ − 2)</text:span><text:span text:style-name="T11">2</text:span><text:span text:style-name="T23">] =</text:span></text:p>
      <text:p text:style-name="P5"><text:span text:style-name="T23"/></text:p>
      <text:p text:style-name="P5"><text:span text:style-name="T23"><text:tab/><text:tab/>= λ(λ − 1)(λ − 2)[(λ − 1)</text:span><text:span text:style-name="T11">2</text:span><text:span text:style-name="T23"> + 1]</text:span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6"><text:span text:style-name="T24"><text:tab/>Alternativt med rekursionsformeln:</text:span></text:p>
      <text:p text:style-name="P6"><text:span text:style-name="T24"/></text:p>
      <text:p text:style-name="P6"><text:span text:style-name="T24"><text:tab/><text:tab/></text:span><text:span text:style-name="T26">P</text:span><text:span text:style-name="T3">G</text:span><text:span text:style-name="T26">(λ) = P</text:span><text:span text:style-name="T3">G − e</text:span><text:span text:style-name="T26">(λ) − P</text:span><text:span text:style-name="T3">G/e</text:span><text:span text:style-name="T26">(λ)</text:span></text:p>
      <text:p text:style-name="P6"><text:span text:style-name="T26"/></text:p>
      <text:p text:style-name="P7"><text:span text:style-name="T26"/></text:p>
      <text:p text:style-name="P7"><text:span text:style-name="T26"><text:tab/><text:tab/></text:span><text:span text:style-name="T26"><draw:frame draw:style-name="fr6" draw:name="Object7" text:anchor-type="as-char" svg:y="-0.416cm" svg:width="11.453cm" svg:height="0.75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"><text:span text:style-name="T26"/></text:p>
      <text:p text:style-name="P7"><text:span text:style-name="T26"><text:tab/><text:tab/><text:tab/>= λ(λ − 1)</text:span><text:span text:style-name="T12">4</text:span><text:span text:style-name="T26"> − λ(λ − 1)</text:span><text:span text:style-name="T12">3</text:span><text:span text:style-name="T26"> + λ(λ − 1)(λ − 2) =</text:span></text:p>
      <text:p text:style-name="P7"><text:span text:style-name="T26"/></text:p>
      <text:p text:style-name="P7"><text:span text:style-name="T26"><text:tab/><text:tab/><text:tab/>= λ(λ − 1)[(λ − 1)</text:span><text:span text:style-name="T12">3</text:span><text:span text:style-name="T26"> − (λ − 1)</text:span><text:span text:style-name="T12">2</text:span><text:span text:style-name="T26"> + (λ − 2)] = …</text:span></text:p>
      <text:p text:style-name="P7"><text:span text:style-name="T26"/></text:p>
      <text:p text:style-name="P7"><text:span text:style-name="T26"/></text:p>
      <text:p text:style-name="P7"><text:span text:style-name="T26"/></text:p>
      <text:p text:style-name="P7"><text:span text:style-name="T26"><text:tab/>Man kan verifiera att</text:span></text:p>
      <text:p text:style-name="P7"><text:span text:style-name="T26"/></text:p>
      <text:p text:style-name="P7"><text:span text:style-name="T26"><text:tab/><text:tab/></text:span><text:span text:style-name="T26"><draw:frame draw:style-name="fr6" draw:name="Object8" text:anchor-type="as-char" svg:y="-0.416cm" svg:width="1.914cm" svg:height="0.69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(λ − 1)</text:span><text:span text:style-name="T12">5</text:span><text:span text:style-name="T26"> + (−1)</text:span><text:span text:style-name="T12">5</text:span><text:span text:style-name="T26">(λ − 1)</text:span></text:p>
      <text:p text:style-name="P7"><text:span text:style-name="T26"/></text:p>
      <text:p text:style-name="P7"><text:span text:style-name="T26"><text:tab/><text:tab/>Vilket visades på föreläsning.</text:span></text:p>
      <text:p text:style-name="P7"><text:span text:style-name="T26"/></text:p>
      <text:p text:style-name="P18"><text:span text:style-name="T27">2)</text:span></text:p>
      <text:p text:style-name="P8"><text:span text:style-name="T27"><text:tab/>Utgå från <text:s/>P</text:span><text:span text:style-name="T4">G</text:span><text:span text:style-name="T27">(λ) = P</text:span><text:span text:style-name="T4">G − e</text:span><text:span text:style-name="T27">(λ) − P</text:span><text:span text:style-name="T4">G/e</text:span><text:span text:style-name="T27">(λ) <text:s/>och visa att P</text:span><text:span text:style-name="T4">G</text:span><text:span text:style-name="T27">(λ) är ett polynom med</text:span></text:p>
      <text:p text:style-name="P8"><text:span text:style-name="T27"><text:tab/>högstagradstermen λ</text:span><text:span text:style-name="T13">n</text:span><text:span text:style-name="T27">, n = |V|, och nästagradstermen −|E|λ</text:span><text:span text:style-name="T13">n − 1</text:span><text:span text:style-name="T27">.</text:span></text:p>
      <text:p text:style-name="P8"><text:span text:style-name="T27"/></text:p>
      <text:p text:style-name="P8"><text:span text:style-name="T27"><text:tab/>G − e<text:tab/> <text:s/>(G med kanten e borttagen)<text:tab/><text:tab/>och</text:span></text:p>
      <text:p text:style-name="P8"><text:span text:style-name="T27"><text:tab/>G/e<text:tab/> <text:s/>(G med kanten e ihopdragen </text:span><text:span text:style-name="T9">(kontraherad)</text:span><text:span text:style-name="T27">)<text:tab/>har båda en kant</text:span></text:p>
      <text:p text:style-name="P8"><text:span text:style-name="T27"><text:tab/>mindre än G. Vi kan visa påståendet med induktion över |E|.</text:span></text:p>
      <text:p text:style-name="P8"><text:span text:style-name="T27"/></text:p>
      <text:p text:style-name="P8"><text:span text:style-name="T27"/></text:p>
      <text:p text:style-name="P8"><text:span text:style-name="T27"><text:tab/>Bas:</text:span></text:p>
      <text:p text:style-name="P8"><text:span text:style-name="T27"><text:tab/><text:tab/>Om G skanar kanter, G = (V, ∅),<text:tab/>|V| = n</text:span></text:p>
      <text:p text:style-name="P8"><text:span text:style-name="T27"><text:tab/><text:tab/>P</text:span><text:span text:style-name="T4">G</text:span><text:span text:style-name="T27">(λ) = λ</text:span><text:span text:style-name="T13">n</text:span><text:span text:style-name="T27"><text:tab/><text:tab/>OK!</text:span></text:p>
      <text:p text:style-name="P8"><text:span text:style-name="T27"/></text:p>
      <text:p text:style-name="P8"><text:span text:style-name="T27"/></text:p>
      <text:p text:style-name="P8"><text:span text:style-name="T27"><text:tab/>Steg:</text:span></text:p>
      <text:p text:style-name="P8"><text:span text:style-name="T27"><text:tab/><text:tab/>Antag att påståendet är sant för alla grafer</text:span></text:p>
      <text:p text:style-name="P8"><text:span text:style-name="T27"><text:tab/><text:tab/>med högst k stycken kanter.</text:span></text:p>
      <text:p text:style-name="P8"><text:span text:style-name="T27"/></text:p>
      <text:p text:style-name="P8"><draw:line text:anchor-type="paragraph" draw:z-index="15" draw:style-name="gr2" draw:text-style-name="P23" svg:x1="8.075cm" svg:y1="1.481cm" svg:x2="12.538cm" svg:y2="0.423cm"><text:p/></draw:line><text:span text:style-name="T27"><text:tab/><text:tab/>Låt<text:tab/>G = (V, E) ha |E| = k + 1<text:tab/><text:tab/><text:tab/>Induktionsantagande</text:span></text:p>
      <text:p text:style-name="P8"><text:span text:style-name="T27"><text:tab/><text:tab/><text:tab/>e är en kant i G </text:span><text:span text:style-name="T9">(e ∈ E)</text:span></text:p>
      <text:p text:style-name="P8"><text:span text:style-name="T27"/></text:p>
      <text:p text:style-name="P8"><text:span text:style-name="T27"><text:tab/><text:tab/>P</text:span><text:span text:style-name="T4">G</text:span><text:span text:style-name="T27">(λ) = P</text:span><text:span text:style-name="T4">G − e</text:span><text:span text:style-name="T27">(λ) − P</text:span><text:span text:style-name="T4">G/e</text:span><text:span text:style-name="T27">(λ) </text:span><text:span text:style-name="T27"><draw:frame draw:style-name="fr6" draw:name="Object9" text:anchor-type="as-char" svg:y="-0.499cm" svg:width="0.367cm" svg:height="0.605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"> λ</text:span><text:span text:style-name="T13">n</text:span><text:span text:style-name="T27"> − kλ</text:span><text:span text:style-name="T13">n − 1</text:span><text:span text:style-name="T27"> + (…) − (λ</text:span><text:span text:style-name="T13">n − 1</text:span><text:span text:style-name="T27"> + (…)) =</text:span></text:p>
      <text:p text:style-name="P8"><draw:line text:anchor-type="paragraph" draw:z-index="17" draw:style-name="gr1" draw:text-style-name="P23" svg:x1="10.342cm" svg:y1="0.877cm" svg:x2="11.109cm" svg:y2="0.083cm"><text:p/></draw:line><draw:line text:anchor-type="paragraph" draw:z-index="18" draw:style-name="gr1" draw:text-style-name="P23" svg:x1="12.088cm" svg:y1="1.088cm" svg:x2="14.178cm" svg:y2="0.056cm"><text:p/></draw:line><text:span text:style-name="T27"/></text:p>
      <text:p text:style-name="P8"><text:span text:style-name="T27"/></text:p>
      <text:p text:style-name="P8"><text:span text:style-name="T27"><text:tab/><text:tab/><text:tab/><text:tab/><text:tab/><text:tab/><text:tab/>λ</text:span><text:span text:style-name="T13">n − 2</text:span><text:span text:style-name="T27"> eller lägre</text:span></text:p>
      <text:p text:style-name="P8"><draw:line text:anchor-type="paragraph" draw:z-index="16" draw:style-name="gr1" draw:text-style-name="P23" svg:x1="8.966cm" svg:y1="0.056cm" svg:x2="7.828cm" svg:y2="0.982cm"><text:p/></draw:line><text:span text:style-name="T27"/></text:p>
      <text:p text:style-name="P8"><text:span text:style-name="T27"/></text:p>
      <text:p text:style-name="P8"><text:span text:style-name="T27"><text:tab/><text:tab/>= λ</text:span><text:span text:style-name="T13">n</text:span><text:span text:style-name="T27"> − (k + 1)λ</text:span><text:span text:style-name="T13">n − 1</text:span><text:span text:style-name="T27"> + (…)</text:span></text:p>
      <text:p text:style-name="P8"><text:span text:style-name="T27"/></text:p>
      <text:p text:style-name="P8"><text:span text:style-name="T27"/></text:p>
      <text:p text:style-name="P8"><text:span text:style-name="T27"><text:tab/><text:tab/>Så påståendet är sant för |E| = k + 1.</text:span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9"><text:span text:style-name="T29"/></text:p>
      <text:p text:style-name="P9"><text:span text:style-name="T29">4)<text:tab/>Om transversaler (så Halls sats formulerades först) (boken DMF sida 244)</text:span></text:p>
      <text:p text:style-name="P9"><text:span text:style-name="T29"><text:tab/>att finna “distinkta representanter” med m</text:span><text:span text:style-name="T5">i</text:span><text:span text:style-name="T29"> ∈ M</text:span><text:span text:style-name="T5">i</text:span><text:span text:style-name="T29"> och m</text:span><text:span text:style-name="T5">i</text:span><text:span text:style-name="T29"> ≠ m</text:span><text:span text:style-name="T5">j</text:span><text:span text:style-name="T29"> om i ≠ j.</text:span></text:p>
      <text:p text:style-name="P9"><text:span text:style-name="T29"><text:tab/>Finns de?</text:span></text:p>
      <text:p text:style-name="P9"><text:span text:style-name="T29"/></text:p>
      <text:p text:style-name="P9"><text:span text:style-name="T29"/></text:p>
      <text:p text:style-name="P9"><text:span text:style-name="T29"><text:tab/>Halls sats säger att det går omm</text:span></text:p>
      <text:p text:style-name="P9"><text:span text:style-name="T29"/></text:p>
      <text:p text:style-name="P9"><text:span text:style-name="T29"><text:tab/><text:tab/></text:span><text:span text:style-name="T29"><draw:frame draw:style-name="fr6" draw:name="Object10" text:anchor-type="as-char" svg:y="-0.4cm" svg:width="2.651cm" svg:height="0.774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29"> för alla A ⊆ I, I ändlig.</text:span></text:p>
      <text:p text:style-name="P9"><text:span text:style-name="T29"/></text:p>
      <text:p text:style-name="P19"><text:span text:style-name="T29"><text:tab/>Ty:</text:span></text:p>
      <text:p text:style-name="P9"><text:span text:style-name="T29"><text:tab/><text:tab/>Vi söker en fullständig matchning i en bipartit graf med</text:span></text:p>
      <text:p text:style-name="P9"><text:span text:style-name="T29"/></text:p>
      <text:p text:style-name="P9"><text:span text:style-name="T29"><text:tab/><text:tab/><text:tab/>X = I,</text:span><text:span text:style-name="T30"> Y = </text:span><text:span text:style-name="T29"><draw:frame draw:style-name="fr6" draw:name="Object11" text:anchor-type="as-char" svg:y="-0.427cm" svg:width="1.127cm" svg:height="0.774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0"><text:tab/>och</text:span></text:p>
      <text:p text:style-name="P9"><text:span text:style-name="T30"/></text:p>
      <text:p text:style-name="Standard"><text:span text:style-name="T28"><text:tab/></text:span><text:span text:style-name="T31"><text:tab/>kanter mellan i ∈ I</text:span><text:span text:style-name="T32"> och alla element i M</text:span><text:span text:style-name="T6">i</text:span><text:span text:style-name="T16">,</text:span></text:p>
      <text:p text:style-name="P11"><text:span text:style-name="T16"/></text:p>
      <text:p text:style-name="P11"><text:span text:style-name="T16"><text:tab/><text:tab/><text:tab/>M</text:span><text:span text:style-name="T6">1</text:span><text:span text:style-name="T16"> = {a, b, c},<text:tab/>M</text:span><text:span text:style-name="T6">2</text:span><text:span text:style-name="T16"> = {c, d}.</text:span></text:p>
      <text:p text:style-name="P11"><text:span text:style-name="T16"/></text:p>
      <text:p text:style-name="P11"><draw:frame draw:style-name="fr2" draw:name="graphics2" text:anchor-type="paragraph" svg:width="5.821cm" svg:height="4.586cm" draw:z-index="21"><draw:image xlink:href="Pictures/2000007F000016BD000011EA5F920188.svm" xlink:type="simple" xlink:show="embed" xlink:actuate="onLoad"/></draw:frame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><text:tab/><text:tab/>Vi söker en transversal till mängderna</text:span></text:p>
      <text:p text:style-name="P11"><text:span text:style-name="T16"/></text:p>
      <text:p text:style-name="P11"><text:span text:style-name="T16"><text:tab/><text:tab/><text:tab/>{1, 2, 3}, {2}, {2, 3, 5}, {2, 4}, {4, 5}</text:span></text:p>
      <text:p text:style-name="P11"><draw:line text:anchor-type="paragraph" draw:z-index="27" draw:style-name="gr1" draw:text-style-name="P23" svg:x1="4.68cm" svg:y1="0.004cm" svg:x2="4.68cm" svg:y2="1.345cm"><text:p/></draw:line><draw:line text:anchor-type="paragraph" draw:z-index="28" draw:style-name="gr1" draw:text-style-name="P23" svg:x1="6.336cm" svg:y1="0.004cm" svg:x2="6.336cm" svg:y2="1.353cm"><text:p/></draw:line><draw:line text:anchor-type="paragraph" draw:z-index="29" draw:style-name="gr1" draw:text-style-name="P23" svg:x1="7.945cm" svg:y1="0.004cm" svg:x2="7.945cm" svg:y2="1.353cm"><text:p/></draw:line><draw:line text:anchor-type="paragraph" draw:z-index="30" draw:style-name="gr1" draw:text-style-name="P23" svg:x1="9.813cm" svg:y1="0.004cm" svg:x2="9.813cm" svg:y2="1.353cm"><text:p/></draw:line><draw:line text:anchor-type="paragraph" draw:z-index="31" draw:style-name="gr1" draw:text-style-name="P23" svg:x1="11.575cm" svg:y1="0.004cm" svg:x2="11.575cm" svg:y2="1.353cm"><text:p/></draw:line><text:span text:style-name="T16"/></text:p>
      <text:p text:style-name="P11"><text:span text:style-name="T16"/></text:p>
      <text:p text:style-name="P11"><draw:circle text:anchor-type="paragraph" draw:z-index="22" draw:style-name="gr3" draw:text-style-name="P23" svg:width="0.768cm" svg:height="0.768cm" svg:x="4.309cm" svg:y="0.356cm"><text:p/></draw:circle><draw:circle text:anchor-type="paragraph" draw:z-index="23" draw:style-name="gr3" draw:text-style-name="P23" svg:width="0.768cm" svg:height="0.768cm" svg:x="5.944cm" svg:y="0.356cm"><text:p/></draw:circle><draw:circle text:anchor-type="paragraph" draw:z-index="24" draw:style-name="gr3" draw:text-style-name="P23" svg:width="0.768cm" svg:height="0.768cm" svg:x="7.548cm" svg:y="0.356cm"><text:p/></draw:circle><draw:circle text:anchor-type="paragraph" draw:z-index="25" draw:style-name="gr3" draw:text-style-name="P23" svg:width="0.768cm" svg:height="0.768cm" svg:x="9.442cm" svg:y="0.356cm"><text:p/></draw:circle><draw:circle text:anchor-type="paragraph" draw:z-index="26" draw:style-name="gr3" draw:text-style-name="P23" svg:width="0.768cm" svg:height="0.768cm" svg:x="11.204cm" svg:y="0.356cm"><text:p/></draw:circle><text:span text:style-name="T16"/></text:p>
      <text:p text:style-name="P11"><text:span text:style-name="T16"><text:tab/><text:tab/><text:tab/> <text:s text:c="5"/>1 <text:s text:c="9"/>2 <text:s text:c="9"/>3 <text:s text:c="11"/>4 <text:s text:c="10"/>5</text:span></text:p>
      <text:p text:style-name="P11"><text:span text:style-name="T16"><text:tab/><text:tab/><text:tab/><text:tab/>5 <text:s text:c="9"/>1 <text:s text:c="9"/>4 <text:s text:c="11"/>2 <text:s text:c="10"/>3</text:span></text:p>
      <text:p text:style-name="P11"><text:span text:style-name="T16"/></text:p>
      <text:p text:style-name="P11"><text:span text:style-name="T16"/></text:p>
      <text:p text:style-name="P12"><text:span text:style-name="T17"><text:tab/><text:tab/>Varför finns ingen transversal till</text:span></text:p>
      <text:p text:style-name="P12"><text:span text:style-name="T17"/></text:p>
      <text:p text:style-name="P12"><text:span text:style-name="T17"><text:tab/><text:tab/><text:tab/> </text:span><text:span text:style-name="T22">M</text:span><text:span text:style-name="T8">1</text:span><text:span text:style-name="T22"> <text:tab/> <text:s text:c="2"/>M</text:span><text:span text:style-name="T8">2</text:span><text:span text:style-name="T22"> <text:tab/> <text:s text:c="5"/>M</text:span><text:span text:style-name="T8">3</text:span></text:p>
      <text:p text:style-name="P12"><text:span text:style-name="T17"><text:tab/><text:tab/><text:tab/>{1}, {1, 3}, {1, 3}, {2, 3, 4, 5}</text:span></text:p>
      <text:p text:style-name="P12"><draw:line text:anchor-type="paragraph" draw:z-index="35" draw:style-name="gr1" draw:text-style-name="P23" svg:x1="4.15cm" svg:y1="0.004cm" svg:x2="4.15cm" svg:y2="1.345cm"><text:p/></draw:line><draw:line text:anchor-type="paragraph" draw:z-index="36" draw:style-name="gr1" draw:text-style-name="P23" svg:x1="5.807cm" svg:y1="0.004cm" svg:x2="5.807cm" svg:y2="1.353cm"><text:p/></draw:line><draw:line text:anchor-type="paragraph" draw:z-index="37" draw:style-name="gr1" draw:text-style-name="P23" svg:x1="7.389cm" svg:y1="0.004cm" svg:x2="7.389cm" svg:y2="1.353cm"><text:p/></draw:line><text:span text:style-name="T16"/></text:p>
      <text:p text:style-name="P12"><text:span text:style-name="T16"/></text:p>
      <text:p text:style-name="P12"><draw:circle text:anchor-type="paragraph" draw:z-index="32" draw:style-name="gr3" draw:text-style-name="P23" svg:width="0.768cm" svg:height="0.768cm" svg:x="3.78cm" svg:y="0.356cm"><text:p/></draw:circle><draw:circle text:anchor-type="paragraph" draw:z-index="33" draw:style-name="gr3" draw:text-style-name="P23" svg:width="0.768cm" svg:height="0.768cm" svg:x="5.415cm" svg:y="0.356cm"><text:p/></draw:circle><draw:circle text:anchor-type="paragraph" draw:z-index="34" draw:style-name="gr3" draw:text-style-name="P23" svg:width="0.768cm" svg:height="0.768cm" svg:x="6.992cm" svg:y="0.356cm"><text:p/></draw:circle><text:span text:style-name="T16"/></text:p>
      <text:p text:style-name="P12"><text:span text:style-name="T17"><text:tab/><text:tab/>alt 1: </text:span><text:span text:style-name="T16"><text:s text:c="2"/>1 <text:s text:c="9"/></text:span><text:span text:style-name="T17">3</text:span><text:span text:style-name="T16"> <text:s text:c="9"/></text:span><text:span text:style-name="T17">?</text:span></text:p>
      <text:p text:style-name="P12"><text:span text:style-name="T16"><text:tab/><text:tab/><text:tab/></text:span><text:span text:style-name="T17"> <text:s text:c="5"/></text:span><text:span text:style-name="T16">1 <text:s text:c="8"/>2 <text:s text:c="9"/>7</text:span></text:p>
      <text:p text:style-name="P12"><text:span text:style-name="T17"/></text:p>
      <text:p text:style-name="P12"><text:span text:style-name="T17"/></text:p>
      <text:p text:style-name="P12"><text:span text:style-name="T17"><text:tab/><text:tab/>alt 2:<text:tab/>Halls sats mängderna 1, 2, 3 har bara två element tillsammans,</text:span></text:p>
      <text:p text:style-name="P12"><text:span text:style-name="T17"><text:tab/><text:tab/><text:tab/>det vill säga färre element tillsammas än antalet mängder:</text:span></text:p>
      <text:p text:style-name="P12"><text:span text:style-name="T17"><text:tab/><text:tab/><text:tab/>ingen transversal.</text:span></text:p>
      <text:p text:style-name="P20"><text:span text:style-name="T17">5)<text:tab/>Vi söker en fullständig matchningen till grafen</text:span></text:p>
      <text:p text:style-name="P12"><draw:frame draw:style-name="fr1" draw:name="graphics3" text:anchor-type="paragraph" svg:x="2.798cm" svg:y="0.37cm" svg:width="11.994cm" svg:height="4.586cm" draw:z-index="38"><draw:image xlink:href="Pictures/2000095500002EDA000011EA4A6FCE22.svm" xlink:type="simple" xlink:show="embed" xlink:actuate="onLoad"/></draw:frame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3"><text:span text:style-name="T18"><text:tab/>Efter 4 steg fås den ritade matchningen (nedan).</text:span></text:p>
      <text:p text:style-name="P13"><text:span text:style-name="T18"><text:tab/>(Första lediga partiella matchningen tages, för varje a.)</text:span></text:p>
      <text:p text:style-name="P13"><draw:frame draw:style-name="fr3" draw:name="graphics4" text:anchor-type="char" svg:x="2.621cm" svg:y="0.379cm" svg:width="12.347cm" svg:height="4.586cm" draw:z-index="39"><draw:image xlink:href="Pictures/2000096D0000303B000011EADDC08477.svm" xlink:type="simple" xlink:show="embed" xlink:actuate="onLoad"/></draw:frame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pan text:style-name="T18"><text:tab/>Hur skall a</text:span><text:span text:style-name="T7">5</text:span><text:span text:style-name="T18"> matchas?</text:span></text:p>
      <text:p text:style-name="P13"><text:span text:style-name="T18"/></text:p>
      <text:p text:style-name="P14"><draw:frame draw:style-name="fr1" draw:name="graphics6" text:anchor-type="paragraph" svg:x="6.802cm" svg:y="0.256cm" svg:width="10.76cm" svg:height="8.819cm" draw:z-index="40"><draw:image xlink:href="Pictures/2000040900002A080000227321F2674B.svm" xlink:type="simple" xlink:show="embed" xlink:actuate="onLoad"/></draw:frame><text:span text:style-name="T19"><text:tab/>Sök en utökande alternerande stig!</text:span></text:p>
      <text:p text:style-name="P14"><text:span text:style-name="T20"/></text:p>
      <text:p text:style-name="P14"><text:span text:style-name="T20"/></text:p>
      <text:p text:style-name="P21"><text:span text:style-name="T20"><text:tab/>Byt i den alternerande stigen.</text:span></text:p>
      <text:p text:style-name="P15"><text:span text:style-name="T20"/></text:p>
      <text:p text:style-name="P15"><draw:frame draw:style-name="fr1" draw:name="graphics5" text:anchor-type="paragraph" svg:x="3.141cm" svg:y="0cm" svg:width="7.232cm" svg:height="2.117cm" draw:z-index="41"><draw:image xlink:href="Pictures/2000016F00001C4000000845D54F22DC.svm" xlink:type="simple" xlink:show="embed" xlink:actuate="onLoad"/></draw:frame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><text:tab/>Ger:</text:span></text:p>
      <text:p text:style-name="P15"><draw:frame draw:style-name="fr4" draw:name="graphics7" text:anchor-type="paragraph" svg:width="12.347cm" svg:height="4.586cm" draw:z-index="42"><draw:image xlink:href="Pictures/200009D90000303B000011EA02FCF40F.svm" xlink:type="simple" xlink:show="embed" xlink:actuate="onLoad"/></draw:frame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6"><text:span text:style-name="T21">9)<text:tab/>10 skrivande, 10 uppgifter.</text:span></text:p>
      <text:p text:style-name="P16"><text:span text:style-name="T21"><text:tab/>Varje skrivande klarade minst 4 uppgifter.</text:span></text:p>
      <text:p text:style-name="P16"><text:span text:style-name="T21"><text:tab/>Varje uppgift klarades av minst 5 skrivande.</text:span></text:p>
      <text:p text:style-name="P16"><text:span text:style-name="T21"/></text:p>
      <text:p text:style-name="P16"><text:span text:style-name="T21"><text:tab/>A en mängd skrivande, A ≠ ∅,<text:tab/>|P(A)| ≥ 4 <text:s/>(alla klarade minst 4)</text:span></text:p>
      <text:p text:style-name="P16"><draw:line text:anchor-type="paragraph" draw:z-index="43" draw:style-name="gr2" draw:text-style-name="P23" svg:x1="9.387cm" svg:y1="0.088cm" svg:x2="9.387cm" svg:y2="0.922cm"><text:p/></draw:line><text:span text:style-name="T21"/></text:p>
      <text:p text:style-name="P16"><text:span text:style-name="T21"/></text:p>
      <text:p text:style-name="P16"><text:span text:style-name="T21"><text:tab/><text:tab/><text:tab/><text:tab/><text:tab/><text:tab/><text:tab/>Mängden uppgifter som någon i klarade.</text:span></text:p>
      <text:p text:style-name="P16"><text:span text:style-name="T21"/></text:p>
      <text:p text:style-name="P16"><text:span text:style-name="T21"><text:tab/>|A| &gt; 4 <text:s/>ger <text:s/>|P(A)| = 10</text:span></text:p>
      <text:p text:style-name="P16"><text:span text:style-name="T21"/></text:p>
      <text:p text:style-name="P16"><text:span text:style-name="T21"><text:tab/>Varje uppgift klarades av ingen i A.</text:span></text:p>
      <text:p text:style-name="P16"><text:span text:style-name="T21"><text:tab/>Så |P(A)| ≥ |A| för alla A — Halls sats…</text:span></text:p>
      <text:p text:style-name="P16"><text:span text:style-name="T21"/></text:p>
      <text:p text:style-name="P1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7T18:48:14</dc:date>
    <dc:creator>Mattias </dc:creator>
    <meta:editing-duration>PT116H32M10S</meta:editing-duration>
    <meta:editing-cycles>142</meta:editing-cycles>
    <meta:generator>OpenOffice.org/3.2$Unix OpenOffice.org_project/320m19$Build-9505</meta:generator>
    <meta:document-statistic meta:table-count="0" meta:image-count="7" meta:object-count="11" meta:page-count="6" meta:paragraph-count="88" meta:word-count="609" meta:character-count="3014"/>
  </office:meta>
</office:document-meta>
</file>

<file path=Object 1/content.xml><?xml version="1.0" encoding="utf-8"?>
<math xmlns="http://www.w3.org/1998/Math/MathML">
  <semantics>
    <mrow>
      <mtext>Vi söker </mtext>
      <msup>
        <mn>2</mn>
        <msup>
          <mn>5</mn>
          <mstyle mathsize="125%">
            <mrow>
              <mn>2011</mn>
            </mrow>
          </mstyle>
        </msup>
      </msup>
      <mtext> (mod 13)</mtext>
    </mrow>
    <annotation encoding="StarMath 5.0">"Vi söker " 2^{5^{size *1.25 2011}} " (mod 13)"</annotation>
  </semantics>
</math>
</file>

<file path=Object 10/content.xml><?xml version="1.0" encoding="utf-8"?>
<math xmlns="http://www.w3.org/1998/Math/MathML">
  <semantics>
    <mrow>
      <mfenced open="∣" close="∣">
        <mrow>
          <munder>
            <mi mathvariant="normal">∪</mi>
            <mtext>i ∈ A</mtext>
          </munder>
          <msub>
            <mi mathvariant="normal">M</mi>
            <mi mathvariant="normal">i</mi>
          </msub>
        </mrow>
      </mfenced>
      <mtext> ≥ |A|</mtext>
    </mrow>
    <annotation encoding="StarMath 5.0">abs{oper ∪ from "i ∈ A" M_i} " ≥ |A|"</annotation>
  </semantics>
</math>
</file>

<file path=Object 11/content.xml><?xml version="1.0" encoding="utf-8"?>
<math xmlns="http://www.w3.org/1998/Math/MathML">
  <semantics>
    <mrow>
      <munder>
        <mi mathvariant="normal">∪</mi>
        <mtext>i ∈ I</mtext>
      </munder>
      <msub>
        <mi mathvariant="normal">M</mi>
        <mi mathvariant="normal">i</mi>
      </msub>
    </mrow>
    <annotation encoding="StarMath 5.0">oper ∪ from "i ∈ I" M_i</annotation>
  </semantics>
</math>
</file>

<file path=Object 2/content.xml><?xml version="1.0" encoding="utf-8"?>
<math xmlns="http://www.w3.org/1998/Math/MathML">
  <semantics>
    <mrow>
      <msup>
        <mn>2</mn>
        <msup>
          <mn>5</mn>
          <mstyle mathsize="125%">
            <mrow>
              <mn>2011</mn>
            </mrow>
          </mstyle>
        </msup>
      </msup>
      <mtext> = </mtext>
      <mrow>
        <msup>
          <mrow>
            <mo stretchy="false">(</mo>
            <msup>
              <mn>2</mn>
              <mn>12</mn>
            </msup>
            <mo stretchy="false">)</mo>
          </mrow>
          <mi mathvariant="normal">k</mi>
        </msup>
        <mi mathvariant="normal">⋅</mi>
        <msup>
          <mn>2</mn>
          <mn>5</mn>
        </msup>
      </mrow>
      <mtext> ≡ </mtext>
      <mrow>
        <msup>
          <mn>1</mn>
          <mi mathvariant="normal">k</mi>
        </msup>
        <mi mathvariant="normal">⋅</mi>
        <munder>
          <munder>
            <msup>
              <mn>2</mn>
              <mn>5</mn>
            </msup>
            <mo stretchy="false"></mo>
          </munder>
          <mn>32</mn>
        </munder>
      </mrow>
      <mtext> ≡ 6  (mod 13)</mtext>
    </mrow>
    <annotation encoding="StarMath 5.0">2^{5^{size *1.25 2011}} " = " (2^12)^k cdot 2^5 " ≡ " 1^k cdot {{2^5} underbrace 32} " ≡ 6  (mod 13)"</annotation>
  </semantics>
</math>
</file>

<file path=Object 3/content.xml><?xml version="1.0" encoding="utf-8"?>
<math xmlns="http://www.w3.org/1998/Math/MathML">
  <semantics>
    <mrow>
      <msup>
        <mn>2</mn>
        <msup>
          <mn>5</mn>
          <mstyle mathsize="125%">
            <mrow>
              <mn>2011</mn>
            </mrow>
          </mstyle>
        </msup>
      </msup>
      <mtext> = </mtext>
      <msup>
        <mfenced open="" close="">
          <msup>
            <mfenced open="" close="">
              <msup>
                <mn>2</mn>
                <mn>5</mn>
              </msup>
            </mfenced>
            <mn>5</mn>
          </msup>
        </mfenced>
        <mn>5</mn>
      </msup>
      <mtext>… = </mtext>
      <msup>
        <mfenced open="" close="">
          <munder>
            <munder>
              <msup>
                <mfenced open="" close="">
                  <munder>
                    <munder>
                      <mrow>
                        <msup>
                          <mfenced open="" close="">
                            <msup>
                              <mn>2</mn>
                              <mn>5</mn>
                            </msup>
                          </mfenced>
                          <mn>5</mn>
                        </msup>
                        <mi mathvariant="normal">…</mi>
                      </mrow>
                      <mo stretchy="false"></mo>
                    </munder>
                    <mn>2010</mn>
                  </munder>
                </mfenced>
                <mn>5</mn>
              </msup>
              <mo stretchy="false"></mo>
            </munder>
            <mtext>≡ 2 (mod 13)</mtext>
          </munder>
        </mfenced>
        <mn>5</mn>
      </msup>
      <mtext> ≡ </mtext>
      <msup>
        <mn>2</mn>
        <mn>5</mn>
      </msup>
      <mtext>…  (mod 13)</mtext>
    </mrow>
    <annotation encoding="StarMath 5.0">2^{5^{size *1.25 2011}} " = " left ( left ( 2^5 right )^5 right )^5 "… = " left ( {{ left ( {{ left ( 2^5 right ) ^5 …} underbrace {2010}} right )^5 } underbrace {"≡ 2 (mod 13)"}} right )^5 " ≡ " 2^5 "…  (mod 13)"</annotation>
  </semantics>
</math>
</file>

<file path=Object 4/content.xml><?xml version="1.0" encoding="utf-8"?>
<math xmlns="http://www.w3.org/1998/Math/MathML">
  <semantics>
    <msub>
      <mi mathvariant="normal">P</mi>
      <msub>
        <mi mathvariant="normal">C</mi>
        <mstyle mathsize="150%">
          <mrow>
            <mn>5</mn>
          </mrow>
        </mstyle>
      </msub>
    </msub>
    <annotation encoding="StarMath 5.0">P_{C_{size *1.5 5}}</annotation>
  </semantics>
</math>
</file>

<file path=Object 5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n>5</mn>
            </mrow>
          </mstyle>
        </msub>
      </msub>
      <mtext>(λ) = λ⋅</mtext>
      <mover>
        <mtext>(λ − 1)</mtext>
        <mn>2</mn>
      </mover>
      <mtext>⋅[</mtext>
      <mover>
        <mn>1</mn>
        <mn>2</mn>
      </mover>
      <mtext>⋅</mtext>
      <mover>
        <mtext>(λ − 1)</mtext>
        <mn>3</mn>
      </mover>
      <mover>
        <mtext>(λ − 2)</mtext>
        <mn>4</mn>
      </mover>
      <mtext> +</mtext>
    </mrow>
    <annotation encoding="StarMath 5.0">P_{C_{size *1.5 5}} "(λ) = λ⋅"{"(λ − 1)" csup 2}"⋅["
{1 csup 2} "⋅" {"(λ − 1)" csup 3}{"(λ − 2)" csup 4} " +"</annotation>
  </semantics>
</math>
</file>

<file path=Object 6/content.xml><?xml version="1.0" encoding="utf-8"?>
<math xmlns="http://www.w3.org/1998/Math/MathML">
  <semantics>
    <mrow>
      <mphantom>
        <mstyle>
          <mrow>
            <mrow>
              <msub>
                <mi mathvariant="normal">P</mi>
                <msub>
                  <mi mathvariant="normal">C</mi>
                  <mstyle mathsize="150%">
                    <mrow>
                      <mn>5</mn>
                    </mrow>
                  </mstyle>
                </msub>
              </msub>
              <mtext>(λ)</mtext>
            </mrow>
          </mrow>
        </mstyle>
      </mphantom>
      <mtext> + (λ − 2)[</mtext>
      <munder>
        <mn>1</mn>
        <mn>5</mn>
      </munder>
      <mtext>⋅</mtext>
      <munder>
        <mtext>(λ − 1)</mtext>
        <mn>4</mn>
      </munder>
      <mtext> + </mtext>
      <munder>
        <mtext>(λ − 2)</mtext>
        <mtext>5, 2</mtext>
      </munder>
      <munder>
        <mtext>(λ − 2)</mtext>
        <mn>4</mn>
      </munder>
      <mtext>]]</mtext>
    </mrow>
    <annotation encoding="StarMath 5.0">phantom {P_{C_{size *1.5 5}}"(λ)"} " + (λ − 2)[" {1 csub 5} "⋅" {"(λ − 1)" csub 4} " + "{"(λ − 2)" csub "5, 2"}{"(λ − 2)" csub 4}"]]"</annotation>
  </semantics>
</math>
</file>

<file path=Object 7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n>5</mn>
            </mrow>
          </mstyle>
        </msub>
      </msub>
      <mtext>(λ) = </mtext>
      <msub>
        <mi mathvariant="normal">P</mi>
        <msub>
          <mi mathvariant="normal">T</mi>
          <mstyle mathsize="150%">
            <mrow>
              <mn>5</mn>
            </mrow>
          </mstyle>
        </msub>
      </msub>
      <mtext>(λ) − </mtext>
      <msub>
        <mi mathvariant="normal">P</mi>
        <msub>
          <mi mathvariant="normal">C</mi>
          <mstyle mathsize="150%">
            <mrow>
              <mn>4</mn>
            </mrow>
          </mstyle>
        </msub>
      </msub>
      <mtext>(λ) = </mtext>
      <msub>
        <mi mathvariant="normal">P</mi>
        <msub>
          <mi mathvariant="normal">T</mi>
          <mstyle mathsize="150%">
            <mrow>
              <mn>5</mn>
            </mrow>
          </mstyle>
        </msub>
      </msub>
      <mtext>(λ) − </mtext>
      <mfenced open="" close="">
        <mrow>
          <msub>
            <mi mathvariant="normal">P</mi>
            <msub>
              <mi mathvariant="normal">T</mi>
              <mstyle mathsize="150%">
                <mrow>
                  <mn>4</mn>
                </mrow>
              </mstyle>
            </msub>
          </msub>
          <mtext>(λ) − </mtext>
          <msub>
            <mi mathvariant="normal">P</mi>
            <msub>
              <mi mathvariant="normal">C</mi>
              <mstyle mathsize="150%">
                <mrow>
                  <mn>3</mn>
                </mrow>
              </mstyle>
            </msub>
          </msub>
          <mtext>(λ)</mtext>
        </mrow>
      </mfenced>
      <mtext> =</mtext>
    </mrow>
    <annotation encoding="StarMath 5.0">P_{C_{size *1.5 5}}"(λ) = " P_{T_{size *1.5 5}}"(λ) − " P_{C_{size *1.5 4}}"(λ) = "P_{T_{size *1.5 5}}"(λ) − " left ( P_{T_{size *1.5 4}}"(λ) − " P_{C_{size *1.5 3}}"(λ)" right ) " ="</annotation>
  </semantics>
</math>
</file>

<file path=Object 8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n>5</mn>
            </mrow>
          </mstyle>
        </msub>
      </msub>
      <mtext>(λ) = </mtext>
    </mrow>
    <annotation encoding="StarMath 5.0">P_{C_{size *1.5 5}}"(λ) = "</annotation>
  </semantics>
</math>
</file>

<file path=Object 9/content.xml><?xml version="1.0" encoding="utf-8"?>
<math xmlns="http://www.w3.org/1998/Math/MathML">
  <semantics>
    <mrow>
      <mtext/>
      <mover>
        <mi mathvariant="normal">=</mi>
        <mtext>IA</mtext>
      </mover>
      <mtext/>
    </mrow>
    <annotation encoding="StarMath 5.0">"" = csup "IA" ""</annotation>
  </semantics>
</math>
</file>